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weight-asian="bold" style:font-weight-complex="bold"/>
    </style:style>
    <style:style style:name="P2" style:family="paragraph" style:parent-style-name="Standard">
      <style:text-properties officeooo:paragraph-rsid="001d6e84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1d6e84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3">
      <style:text-properties officeooo:paragraph-rsid="001d6e84"/>
    </style:style>
    <style:style style:name="T1" style:family="text">
      <style:text-properties fo:font-size="16pt"/>
    </style:style>
    <style:style style:name="T2" style:family="text">
      <style:text-properties fo:font-size="16pt" fo:font-weight="bold" style:font-weight-asian="bold" style:font-weight-complex="bold"/>
    </style:style>
    <style:style style:name="T3" style:family="text">
      <style:text-properties officeooo:rsid="001d6e84"/>
    </style:style>
    <style:style style:name="T4" style:family="text">
      <style:text-properties fo:font-size="14pt"/>
    </style:style>
    <style:style style:name="T5" style:family="text">
      <style:text-properties fo:font-size="14pt" style:text-underline-style="solid" style:text-underline-width="auto" style:text-underline-color="font-color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Blue Ocean</text:span></text:p>
      <text:list xml:id="list2443842299" text:style-name="L1">
        <text:list-item>
          <text:p text:style-name="P4">Go to Manage Jenkins -&gt; Manage Plugins. </text:p>
        </text:list-item>
        <text:list-item>
          <text:p text:style-name="P3">Install Blue Ocean (BlueOcean Aggregator) plugin from the list of Available plugins. All the dependencies will be installed automatically.</text:p>
        </text:list-item>
        <text:list-item>
          <text:p text:style-name="P3">Restart Jenkins by checking the Restart after Installation Check Box.</text:p>
        </text:list-item>
        <text:list-item>
          <text:p text:style-name="P4">Upon restart, enable the Blue Ocean option from the GUI on the left menu.</text:p>
        </text:list-item>
      </text:list>
      <text:p text:style-name="P2"/>
      <text:p text:style-name="P1">Private repository as FreeStyle Project</text:p>
      <text:list xml:id="list3424828732" text:style-name="L2">
        <text:list-item>
          <text:p text:style-name="P5">Setup a new freestyle project by choosing New Item -&gt; Freestyle project. </text:p>
        </text:list-item>
        <text:list-item>
          <text:p text:style-name="P5"><text:span text:style-name="T3">S</text:span>et Source Code Management to Git.</text:p>
        </text:list-item>
        <text:list-item>
          <text:p text:style-name="P5">Either create a private repository on GitHub of use an existing one. </text:p>
        </text:list-item>
        <text:list-item>
          <text:p text:style-name="P5">Provide the private repository link in Repository URL field. </text:p>
        </text:list-item>
        <text:list-item>
          <text:p text:style-name="P5">To permit Jenkins to access the Private Github repository, please update the credentials (your GitHub credentials) by choosing Add -&gt; Credentials -&gt; Jenkins and then update. </text:p>
        </text:list-item>
        <text:list-item>
          <text:p text:style-name="P5">Set this as the Credentials. </text:p>
        </text:list-item>
        <text:list-item>
          <text:p text:style-name="P5"><text:span text:style-name="T3">U</text:span>pdate the branch (if required). The default is : */master.</text:p>
        </text:list-item>
      </text:list>
      <text:p text:style-name="Standard"/>
      <text:p text:style-name="P1">Git SCM Poll</text:p>
      <text:list xml:id="list3929675443" text:style-name="L3">
        <text:list-item>
          <text:p text:style-name="P7"><text:span text:style-name="T5">Mapping the Jenkins URL to a Public IP address</text:span> </text:p>
          <text:list>
            <text:list-item>
              <text:p text:style-name="P7">Map a Public IP to your Jenkins URL using ngrok. </text:p>
            </text:list-item>
            <text:list-item>
              <text:p text:style-name="P6">Download and setup ngrok from here. </text:p>
            </text:list-item>
            <text:list-item>
              <text:p text:style-name="P6">Run ./ngrock http 8080 (map your Jenkins port (8080) to a public IP). </text:p>
            </text:list-item>
            <text:list-item>
              <text:p text:style-name="P6">The public URL http://[something].ngrok.io should be used as the Webhook. </text:p>
            </text:list-item>
          </text:list>
        </text:list-item>
        <text:list-item>
          <text:p text:style-name="P6"><text:span text:style-name="T5">Setup</text:span> </text:p>
          <text:list>
            <text:list-item>
              <text:p text:style-name="P6">Navigate to Settings -&gt; Webhooks -&gt; Add webhook in your GitHub repository. </text:p>
            </text:list-item>
            <text:list-item>
              <text:p text:style-name="P6">Update the Payload URL to the Public IP http://[something].ngrok.io/github-webhook/. </text:p>
            </text:list-item>
            <text:list-item>
              <text:p text:style-name="P6">Set Content type as application/json. </text:p>
            </text:list-item>
            <text:list-item>
              <text:p text:style-name="P6">Update Which events would you like to trigger this webhook? </text:p>
            </text:list-item>
            <text:list-item>
              <text:p text:style-name="P6">Ensure that the Active option is selected. </text:p>
            </text:list-item>
          </text:list>
        </text:list-item>
      </text:list>
      <text:p text:style-name="Standard"/>
      <text:p text:style-name="P1">Post-build Actions</text:p>
      <text:p text:style-name="Standard"><text:s text:c="4"/>1. Select the project and navigate to Configure -&gt; Post-build Actions </text:p>
      <text:p text:style-name="Standard"><text:s text:c="4"/>2. In Add post-build action choose Email Notification. </text:p>
      <text:p text:style-name="Standard"><text:s text:c="4"/>3. Enter the email address where the mail is to be sent. </text:p>
      <text:p text:style-name="Standard"><text:s text:c="4"/>4. Save the chang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01:36:20.499287540</meta:creation-date>
    <dc:date>2018-09-03T01:47:00.300926763</dc:date>
    <meta:editing-duration>PT29S</meta:editing-duration>
    <meta:editing-cycles>1</meta:editing-cycles>
    <meta:document-statistic meta:table-count="0" meta:image-count="0" meta:object-count="0" meta:page-count="1" meta:paragraph-count="30" meta:word-count="291" meta:character-count="1733" meta:non-whitespace-character-count="1457"/>
    <meta:generator>LibreOffice/6.0.3.2$Linux_X86_64 LibreOffice_project/00m0$Build-2</meta:generator>
  </office:meta>
</office:document-meta>
</file>